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Fira Sans Book2" svg:font-family="'Fira Sans Book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thJax_AMS" svg:font-family="MathJax_AMS" style:font-adornments="Book"/>
    <style:font-face style:name="MathJax_AMS1" svg:font-family="MathJax_AMS" style:font-adornments="Book" style:font-pitch="variable"/>
    <style:font-face style:name="MathJax_AMS2" svg:font-family="MathJax_AMS"/>
    <style:font-face style:name="MathJax_AMS3" svg:font-family="MathJax_AM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color="#2a6099" draw:fill="solid" draw:fill-color="#b4c7dc" draw:textarea-horizontal-align="justify" draw:textarea-vertical-align="middle" draw:auto-grow-height="false" fo:min-height="1.02cm" fo:min-width="9.152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3.818cm"/>
      <style:paragraph-properties style:writing-mode="lr-tb"/>
    </style:style>
    <style:style style:name="gr3" style:family="graphic" style:parent-style-name="standard">
      <style:graphic-properties svg:stroke-color="#2a6099" draw:fill="solid" draw:fill-color="#b4c7dc" draw:textarea-horizontal-align="justify" draw:textarea-vertical-align="middle" draw:auto-grow-height="false" fo:min-height="1.02cm" fo:min-width="3.818cm"/>
      <style:paragraph-properties style:writing-mode="lr-tb"/>
    </style:style>
    <style:style style:name="gr4" style:family="graphic" style:parent-style-name="standard">
      <style:graphic-properties svg:stroke-color="#2a6099" draw:fill="solid" draw:fill-color="#b4c7dc" draw:textarea-horizontal-align="justify" draw:textarea-vertical-align="middle" draw:auto-grow-height="false" fo:min-height="1.02cm" fo:min-width="1.024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1.024cm"/>
      <style:paragraph-properties style:writing-mode="lr-tb"/>
    </style:style>
    <style:style style:name="gr6" style:family="graphic" style:parent-style-name="standard" style:list-style-name="L1">
      <style:graphic-properties svg:stroke-color="#2a6099" draw:fill="solid" draw:fill-color="#b4c7dc" draw:textarea-horizontal-align="justify" draw:textarea-vertical-align="middle" draw:auto-grow-height="false" fo:min-height="1.02cm" fo:min-width="1.024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/>
    </style:style>
    <style:style style:name="gr8" style:family="graphic" style:parent-style-name="objectwithoutfill">
      <style:graphic-properties draw:marker-end="Arrowheads_20_2" draw:marker-end-width="0.3cm" draw:fill="none"/>
    </style:style>
    <style:style style:name="gr9" style:family="graphic" style:parent-style-name="objectwithoutfill">
      <style:graphic-properties draw:marker-end="Arrowheads_20_3" draw:marker-end-width="0.3cm" draw:fill="none"/>
    </style:style>
    <style:style style:name="gr10" style:family="graphic" style:parent-style-name="objectwithoutfill">
      <style:graphic-properties draw:marker-end="Arrowheads_20_4" draw:marker-end-width="0.3cm" draw:fill="none"/>
    </style:style>
    <style:style style:name="gr11" style:family="graphic" style:parent-style-name="objectwithoutfill">
      <style:graphic-properties draw:marker-end="Arrowheads_20_5" draw:marker-end-width="0.3cm" draw:fill="none"/>
    </style:style>
    <style:style style:name="gr12" style:family="graphic" style:parent-style-name="objectwithoutfill">
      <style:graphic-properties draw:marker-end="Arrowheads_20_6" draw:marker-end-width="0.3cm" draw:fill="none"/>
    </style:style>
    <style:style style:name="gr13" style:family="graphic" style:parent-style-name="objectwithoutfill">
      <style:graphic-properties draw:marker-end="Arrowheads_20_7" draw:marker-end-width="0.3cm" draw:fill="none"/>
    </style:style>
    <style:style style:name="gr14" style:family="graphic" style:parent-style-name="objectwithoutfill">
      <style:graphic-properties draw:marker-end="Arrowheads_20_8" draw:marker-end-width="0.3cm" draw:fill="none"/>
    </style:style>
    <style:style style:name="gr15" style:family="graphic" style:parent-style-name="objectwithoutfill">
      <style:graphic-properties draw:marker-end="Arrowheads_20_9" draw:marker-end-width="0.3cm" draw:fill="none"/>
    </style:style>
    <style:style style:name="gr16" style:family="graphic" style:parent-style-name="objectwithoutfill">
      <style:graphic-properties draw:marker-end="Arrowheads_20_10" draw:marker-end-width="0.3cm" draw:fill="none"/>
    </style:style>
    <style:style style:name="gr17" style:family="graphic" style:parent-style-name="standard" style:list-style-name="L1">
      <style:graphic-properties svg:stroke-color="#800080" draw:fill="solid" draw:fill-color="#bf819e" draw:textarea-horizontal-align="justify" draw:textarea-vertical-align="middle" draw:auto-grow-height="false" fo:min-height="1.02cm" fo:min-width="9.152cm"/>
      <style:paragraph-properties style:writing-mode="lr-tb"/>
    </style:style>
    <style:style style:name="gr18" style:family="graphic" style:parent-style-name="standard">
      <style:graphic-properties svg:stroke-color="#800080" draw:fill="solid" draw:fill-color="#bf819e" draw:textarea-horizontal-align="justify" draw:textarea-vertical-align="middle" draw:auto-grow-height="false" fo:min-height="1.02cm" fo:min-width="3.818cm"/>
      <style:paragraph-properties style:writing-mode="lr-tb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3.818cm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024cm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.02cm" fo:min-width="1.024cm"/>
      <style:paragraph-properties style:writing-mode="lr-tb"/>
    </style:style>
    <style:style style:name="gr22" style:family="graphic" style:parent-style-name="standard">
      <style:graphic-properties svg:stroke-color="#800080" draw:fill="solid" draw:fill-color="#bf819e" draw:textarea-horizontal-align="justify" draw:textarea-vertical-align="middle" draw:auto-grow-height="false" fo:min-height="1.02cm" fo:min-width="1.024cm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loext:graphic-properties draw:fill="solid" draw:fill-color="#b4c7dc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 draw:fill-color="#bf819e"/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bf819e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 Book1" fo:font-size="14pt" fo:font-style="normal" fo:text-shadow="none" style:text-underline-style="none" fo:font-weight="350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AMS2" fo:font-size="13pt" fo:font-style="normal" fo:text-shadow="none" style:text-underline-style="none" fo:font-weight="350" style:letter-kerning="true" style:font-name-asian="MathJax_AMS2" style:font-size-asian="15pt" style:font-style-asian="normal" style:font-weight-asian="normal" style:font-name-complex="MathJax_AM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6pt" style:font-size-complex="16pt"/>
    </style:style>
    <style:style style:name="T4" style:family="text">
      <style:text-properties style:font-name="MathJax_AMS2" fo:font-size="13pt" style:font-name-asian="MathJax_AMS2" style:font-size-asian="15pt" style:font-name-complex="MathJax_AMS2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 Book1" fo:font-size="14pt" fo:font-style="normal" fo:text-shadow="none" style:text-underline-style="none" fo:font-weight="350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xml:id="id2" draw:id="id2" draw:layer="layout" svg:width="9.652cm" svg:height="1.27cm" svg:x="13.716cm" svg:y="2.032cm">
            <text:p text:style-name="P1"><text:span text:style-name="T1">H( H( H(A) || H(</text:span><text:span text:style-name="T2">∅</text:span><text:span text:style-name="T1">) ) || H( H(C) || H(</text:span><text:span text:style-name="T2">∅</text:span><text:span text:style-name="T3">) ) 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1" draw:id="id1" draw:layer="layout" svg:width="4.318cm" svg:height="1.27cm" svg:x="13.716cm" svg:y="5.842cm">
            <text:p text:style-name="P3"><text:span text:style-name="T1">H( H(A) || H(</text:span><text:span text:style-name="T2">∅</text:span><text:span text:style-name="T3">) 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xml:id="id3" draw:id="id3" draw:layer="layout" svg:width="4.318cm" svg:height="1.27cm" svg:x="19.05cm" svg:y="5.842cm">
            <text:p text:style-name="P3"><text:span text:style-name="T1">H( H(C) || H(</text:span><text:span text:style-name="T2">∅</text:span><text:span text:style-name="T3">) 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4" draw:id="id4" draw:layer="layout" svg:width="1.524cm" svg:height="1.27cm" svg:x="13.462cm" svg:y="9.144cm">
            <text:p text:style-name="P3"><text:span text:style-name="T3">H(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8" draw:id="id8" draw:layer="layout" svg:width="1.524cm" svg:height="1.27cm" svg:x="13.462cm" svg:y="11.684cm">
            <text:p text:style-name="P3"><text:span text:style-name="T3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9" draw:id="id9" draw:layer="layout" svg:width="1.524cm" svg:height="1.27cm" svg:x="16.51cm" svg:y="11.684cm">
            <text:p text:style-name="P1"><text:span text:style-name="T4">∅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5" draw:id="id5" draw:layer="layout" svg:width="1.524cm" svg:height="1.27cm" svg:x="16.51cm" svg:y="9.144cm">
            <text:p text:style-name="P6"><text:span text:style-name="T5">H(</text:span><text:span text:style-name="T4">∅</text:span><text:span text:style-name="T6">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6" draw:id="id6" draw:layer="layout" svg:width="1.524cm" svg:height="1.27cm" svg:x="19.05cm" svg:y="9.144cm">
            <text:p text:style-name="P6"><text:span text:style-name="T6">H(C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10" draw:id="id10" draw:layer="layout" svg:width="1.524cm" svg:height="1.27cm" svg:x="19.05cm" svg:y="11.684cm">
            <text:p text:style-name="P6"><text:span text:style-name="T6">C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7" draw:id="id7" draw:layer="layout" svg:width="1.524cm" svg:height="1.27cm" svg:x="21.844cm" svg:y="9.144cm">
            <text:p text:style-name="P6"><text:span text:style-name="T5">H(</text:span><text:span text:style-name="T2">∅</text:span><text:span text:style-name="T6">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9" xml:id="id11" draw:id="id11" draw:layer="layout" svg:width="1.524cm" svg:height="1.27cm" svg:x="21.844cm" svg:y="11.684cm">
            <text:p text:style-name="P8"><text:span text:style-name="T4">∅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0" draw:layer="layout" draw:type="line" svg:x1="15.875cm" svg:y1="5.842cm" svg:x2="18.542cm" svg:y2="3.302cm" draw:start-shape="id1" draw:start-glue-point="0" draw:end-shape="id2" draw:end-glue-point="2" svg:d="M15875 5842l2667-2540" svg:viewBox="0 0 2668 2541">
            <text:p/>
          </draw:connector>
          <draw:connector draw:style-name="gr8" draw:text-style-name="P10" draw:layer="layout" draw:type="line" svg:x1="21.209cm" svg:y1="5.842cm" svg:x2="18.542cm" svg:y2="3.302cm" draw:start-shape="id3" draw:start-glue-point="0" draw:end-shape="id2" draw:end-glue-point="2" svg:d="M21209 5842l-2667-2540" svg:viewBox="0 0 2668 2541">
            <text:p/>
          </draw:connector>
          <draw:connector draw:style-name="gr9" draw:text-style-name="P10" draw:layer="layout" draw:type="line" svg:x1="14.224cm" svg:y1="9.144cm" svg:x2="15.875cm" svg:y2="7.112cm" draw:start-shape="id4" draw:start-glue-point="0" draw:end-shape="id1" draw:end-glue-point="2" svg:d="M14224 9144l1651-2032" svg:viewBox="0 0 1652 2033">
            <text:p/>
          </draw:connector>
          <draw:connector draw:style-name="gr10" draw:text-style-name="P10" draw:layer="layout" draw:type="line" svg:x1="17.272cm" svg:y1="9.144cm" svg:x2="15.875cm" svg:y2="7.112cm" draw:start-shape="id5" draw:start-glue-point="0" draw:end-shape="id1" draw:end-glue-point="2" svg:d="M17272 9144l-1397-2032" svg:viewBox="0 0 1398 2033">
            <text:p/>
          </draw:connector>
          <draw:connector draw:style-name="gr11" draw:text-style-name="P10" draw:layer="layout" draw:type="line" svg:x1="19.812cm" svg:y1="9.144cm" svg:x2="21.209cm" svg:y2="7.112cm" draw:start-shape="id6" draw:start-glue-point="0" draw:end-shape="id3" draw:end-glue-point="2" svg:d="M19812 9144l1397-2032" svg:viewBox="0 0 1398 2033">
            <text:p/>
          </draw:connector>
          <draw:connector draw:style-name="gr12" draw:text-style-name="P10" draw:layer="layout" draw:type="line" svg:x1="22.606cm" svg:y1="9.144cm" svg:x2="21.209cm" svg:y2="7.112cm" draw:start-shape="id7" draw:start-glue-point="0" draw:end-shape="id3" draw:end-glue-point="2" svg:d="M22606 9144l-1397-2032" svg:viewBox="0 0 1398 2033">
            <text:p/>
          </draw:connector>
          <draw:connector draw:style-name="gr13" draw:text-style-name="P10" draw:layer="layout" draw:type="line" svg:x1="14.224cm" svg:y1="11.684cm" svg:x2="14.224cm" svg:y2="10.414cm" draw:start-shape="id8" draw:start-glue-point="0" draw:end-shape="id4" draw:end-glue-point="2" svg:d="M14224 11684v-1270" svg:viewBox="0 0 1 1271">
            <text:p/>
          </draw:connector>
          <draw:connector draw:style-name="gr14" draw:text-style-name="P10" draw:layer="layout" draw:type="line" svg:x1="17.272cm" svg:y1="11.684cm" svg:x2="17.272cm" svg:y2="10.414cm" draw:start-shape="id9" draw:start-glue-point="0" draw:end-shape="id5" draw:end-glue-point="2" svg:d="M17272 11684v-1270" svg:viewBox="0 0 1 1271">
            <text:p/>
          </draw:connector>
          <draw:connector draw:style-name="gr15" draw:text-style-name="P10" draw:layer="layout" draw:type="line" svg:x1="19.812cm" svg:y1="11.684cm" svg:x2="19.812cm" svg:y2="10.414cm" draw:start-shape="id10" draw:start-glue-point="0" draw:end-shape="id6" draw:end-glue-point="2" svg:d="M19812 11684v-1270" svg:viewBox="0 0 1 1271">
            <text:p/>
          </draw:connector>
          <draw:connector draw:style-name="gr16" draw:text-style-name="P10" draw:layer="layout" draw:type="line" svg:x1="22.606cm" svg:y1="11.684cm" svg:x2="22.606cm" svg:y2="10.414cm" draw:start-shape="id11" draw:start-glue-point="0" draw:end-shape="id7" draw:end-glue-point="2" svg:d="M22606 11684v-1270" svg:viewBox="0 0 1 1271">
            <text:p/>
          </draw:connector>
        </draw:g>
        <draw:g>
          <draw:custom-shape draw:style-name="gr17" draw:text-style-name="P11" xml:id="id13" draw:id="id13" draw:layer="layout" svg:width="9.652cm" svg:height="1.27cm" svg:x="2.794cm" svg:y="2.032cm">
            <text:p text:style-name="P1"><text:span text:style-name="T1">H( H( H(A) || H(</text:span><text:span text:style-name="T2">∅</text:span><text:span text:style-name="T1">) ) || H( H(C) || H(</text:span><text:span text:style-name="T2">∅</text:span><text:span text:style-name="T3">) ) )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2" xml:id="id12" draw:id="id12" draw:layer="layout" svg:width="4.318cm" svg:height="1.27cm" svg:x="2.794cm" svg:y="5.842cm">
            <text:p text:style-name="P3"><text:span text:style-name="T1">H( H(A) || H(</text:span><text:span text:style-name="T2">∅</text:span><text:span text:style-name="T3">) 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" xml:id="id14" draw:id="id14" draw:layer="layout" svg:width="4.318cm" svg:height="1.27cm" svg:x="8.128cm" svg:y="5.842cm">
            <text:p text:style-name="P3"><text:span text:style-name="T1">H( H(C) || H(</text:span><text:span text:style-name="T2">∅</text:span><text:span text:style-name="T3">) )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xml:id="id15" draw:id="id15" draw:layer="layout" svg:width="1.524cm" svg:height="1.27cm" svg:x="2.54cm" svg:y="9.144cm">
            <text:p text:style-name="P3"><text:span text:style-name="T3">H(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9" draw:id="id19" draw:layer="layout" svg:width="1.524cm" svg:height="1.27cm" svg:x="2.54cm" svg:y="11.684cm">
            <text:p text:style-name="P3"><text:span text:style-name="T3">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3" xml:id="id20" draw:id="id20" draw:layer="layout" svg:width="1.524cm" svg:height="1.27cm" svg:x="5.588cm" svg:y="11.684cm">
            <text:p text:style-name="P1"><text:span text:style-name="T4">∅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16" draw:id="id16" draw:layer="layout" svg:width="1.524cm" svg:height="1.27cm" svg:x="5.588cm" svg:y="9.144cm">
            <text:p text:style-name="P6"><text:span text:style-name="T5">H(</text:span><text:span text:style-name="T4">∅</text:span><text:span text:style-name="T6">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17" draw:id="id17" draw:layer="layout" svg:width="1.524cm" svg:height="1.27cm" svg:x="8.128cm" svg:y="9.144cm">
            <text:p text:style-name="P6"><text:span text:style-name="T6">H(C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4" xml:id="id21" draw:id="id21" draw:layer="layout" svg:width="1.524cm" svg:height="1.27cm" svg:x="8.128cm" svg:y="11.684cm">
            <text:p text:style-name="P6"><text:span text:style-name="T6">C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4" xml:id="id18" draw:id="id18" draw:layer="layout" svg:width="1.524cm" svg:height="1.27cm" svg:x="10.922cm" svg:y="9.144cm">
            <text:p text:style-name="P6"><text:span text:style-name="T5">H(</text:span><text:span text:style-name="T2">∅</text:span><text:span text:style-name="T6">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9" xml:id="id22" draw:id="id22" draw:layer="layout" svg:width="1.524cm" svg:height="1.27cm" svg:x="10.922cm" svg:y="11.684cm">
            <text:p text:style-name="P8"><text:span text:style-name="T4">∅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0" draw:layer="layout" draw:type="line" svg:x1="4.953cm" svg:y1="5.842cm" svg:x2="7.62cm" svg:y2="3.302cm" draw:start-shape="id12" draw:start-glue-point="0" draw:end-shape="id13" draw:end-glue-point="2" svg:d="M4953 5842l2667-2540" svg:viewBox="0 0 2668 2541">
            <text:p/>
          </draw:connector>
          <draw:connector draw:style-name="gr8" draw:text-style-name="P10" draw:layer="layout" draw:type="line" svg:x1="10.287cm" svg:y1="5.842cm" svg:x2="7.62cm" svg:y2="3.302cm" draw:start-shape="id14" draw:start-glue-point="0" draw:end-shape="id13" draw:end-glue-point="2" svg:d="M10287 5842l-2667-2540" svg:viewBox="0 0 2668 2541">
            <text:p/>
          </draw:connector>
          <draw:connector draw:style-name="gr9" draw:text-style-name="P10" draw:layer="layout" draw:type="line" svg:x1="3.302cm" svg:y1="9.144cm" svg:x2="4.953cm" svg:y2="7.112cm" draw:start-shape="id15" draw:start-glue-point="0" draw:end-shape="id12" draw:end-glue-point="2" svg:d="M3302 9144l1651-2032" svg:viewBox="0 0 1652 2033">
            <text:p/>
          </draw:connector>
          <draw:connector draw:style-name="gr10" draw:text-style-name="P10" draw:layer="layout" draw:type="line" svg:x1="6.35cm" svg:y1="9.144cm" svg:x2="4.953cm" svg:y2="7.112cm" draw:start-shape="id16" draw:start-glue-point="0" draw:end-shape="id12" draw:end-glue-point="2" svg:d="M6350 9144l-1397-2032" svg:viewBox="0 0 1398 2033">
            <text:p/>
          </draw:connector>
          <draw:connector draw:style-name="gr11" draw:text-style-name="P10" draw:layer="layout" draw:type="line" svg:x1="8.89cm" svg:y1="9.144cm" svg:x2="10.287cm" svg:y2="7.112cm" draw:start-shape="id17" draw:start-glue-point="0" draw:end-shape="id14" draw:end-glue-point="2" svg:d="M8890 9144l1397-2032" svg:viewBox="0 0 1398 2033">
            <text:p/>
          </draw:connector>
          <draw:connector draw:style-name="gr12" draw:text-style-name="P10" draw:layer="layout" draw:type="line" svg:x1="11.684cm" svg:y1="9.144cm" svg:x2="10.287cm" svg:y2="7.112cm" draw:start-shape="id18" draw:start-glue-point="0" draw:end-shape="id14" draw:end-glue-point="2" svg:d="M11684 9144l-1397-2032" svg:viewBox="0 0 1398 2033">
            <text:p/>
          </draw:connector>
          <draw:connector draw:style-name="gr13" draw:text-style-name="P10" draw:layer="layout" draw:type="line" svg:x1="3.302cm" svg:y1="11.684cm" svg:x2="3.302cm" svg:y2="10.414cm" draw:start-shape="id19" draw:start-glue-point="0" draw:end-shape="id15" draw:end-glue-point="2" svg:d="M3302 11684v-1270" svg:viewBox="0 0 1 1271">
            <text:p/>
          </draw:connector>
          <draw:connector draw:style-name="gr14" draw:text-style-name="P10" draw:layer="layout" draw:type="line" svg:x1="6.35cm" svg:y1="11.684cm" svg:x2="6.35cm" svg:y2="10.414cm" draw:start-shape="id20" draw:start-glue-point="0" draw:end-shape="id16" draw:end-glue-point="2" svg:d="M6350 11684v-1270" svg:viewBox="0 0 1 1271">
            <text:p/>
          </draw:connector>
          <draw:connector draw:style-name="gr15" draw:text-style-name="P10" draw:layer="layout" draw:type="line" svg:x1="8.89cm" svg:y1="11.684cm" svg:x2="8.89cm" svg:y2="10.414cm" draw:start-shape="id21" draw:start-glue-point="0" draw:end-shape="id17" draw:end-glue-point="2" svg:d="M8890 11684v-1270" svg:viewBox="0 0 1 1271">
            <text:p/>
          </draw:connector>
          <draw:connector draw:style-name="gr16" draw:text-style-name="P10" draw:layer="layout" draw:type="line" svg:x1="11.684cm" svg:y1="11.684cm" svg:x2="11.684cm" svg:y2="10.414cm" draw:start-shape="id22" draw:start-glue-point="0" draw:end-shape="id18" draw:end-glue-point="2" svg:d="M11684 11684v-1270" svg:viewBox="0 0 1 1271">
            <text:p/>
          </draw:connector>
        </draw:g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Fira Sans Book2" svg:font-family="'Fira Sans Book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thJax_AMS" svg:font-family="MathJax_AMS" style:font-adornments="Book"/>
    <style:font-face style:name="MathJax_AMS1" svg:font-family="MathJax_AMS" style:font-adornments="Book" style:font-pitch="variable"/>
    <style:font-face style:name="MathJax_AMS2" svg:font-family="MathJax_AMS"/>
    <style:font-face style:name="MathJax_AMS3" svg:font-family="MathJax_AM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 Book1" fo:font-family="'Fira Sans Book'" style:font-style-name="Book" style:font-family-generic="swiss" style:font-pitch="variable" fo:font-size="15pt" fo:font-style="normal" fo:text-shadow="none" style:text-underline-style="none" fo:font-weight="3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1T16:07:33.489020338</meta:creation-date>
    <meta:editing-duration>PT7M34S</meta:editing-duration>
    <meta:editing-cycles>3</meta:editing-cycles>
    <meta:generator>LibreOffice/7.3.2.2$Linux_X86_64 LibreOffice_project/30$Build-2</meta:generator>
    <dc:date>2022-04-11T16:44:57.078568807</dc:date>
    <meta:document-statistic meta:object-count="67"/>
  </office:meta>
</office:document-meta>
</file>